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2b6e"/>CakePHP 3 Query Builder</text:h>
      <text:p text:style-name="Text_20_body"><text:bookmark text:name="3c3f"/>Uma das novas ferramentas mais legais do CakePHP 3 é o Query Builder. O antigo <text:span text:style-name="Emphasis">find()</text:span> já nos dava muita liberdade, o novo recurso realmente vai muito além, agora ele não executa a busca, ele somente gera o SQL (princípio da responsabilidade única).</text:p>
      <text:p text:style-name="Text_20_body"><text:bookmark text:name="5126"/>Imagine você buscar artigos de uma determinada categoria, eles devem estar atívos para aparecer e você ainda dever ordenar tudo por order de cadastro.</text:p>
      <text:p text:style-name="Text_20_body"><text:bookmark text:name="03f4"/>No CakePHP 2 poderia ficar assim:</text:p>
      <text:p text:style-name="Preformatted_20_Text"><text:bookmark text:name="1ff9"/>$conditions = array(</text:p>
      <text:p text:style-name="Preformatted_20_Text"><text:s text:c="4"/>‘category_id’=&gt;1,</text:p>
      <text:p text:style-name="Preformatted_20_Text"><text:s text:c="4"/>‘ativo’=&gt;1</text:p>
      <text:p text:style-name="Preformatted_20_Text"><text:s text:c="4"/>);</text:p>
      <text:p text:style-name="Preformatted_20_Text">$order = ‘created DESC’;</text:p>
      <text:p text:style-name="P1">$data = $this-&gt;Model-&gt;find(‘all’, compact(‘conditions’, ‘order’));</text:p>
      <text:p text:style-name="Text_20_body"><text:bookmark text:name="52f9"/>E a variável <text:span text:style-name="Emphasis">$data</text:span> vai te trazer os resultados do banco de dados. Agora as coisas são um pouco diferentes, temos uma construção mais estruturada a objetos e menos a arrays.</text:p>
      <text:p text:style-name="Preformatted_20_Text"><text:bookmark text:name="2fc6"/>$query = $this-&gt;Model-&gt;find()</text:p>
      <text:p text:style-name="Preformatted_20_Text"><text:s text:c="4"/>-&gt;where([</text:p>
      <text:p text:style-name="Preformatted_20_Text"><text:s text:c="8"/>‘category_id’=&gt;1,</text:p>
      <text:p text:style-name="Preformatted_20_Text"><text:s text:c="8"/>‘ativo’=&gt;1</text:p>
      <text:p text:style-name="P1"><text:s text:c="4"/>])-&gt;order(‘created DESC’);</text:p>
      <text:p text:style-name="P1"><text:bookmark text:name="7e9f"/>$data = $query-&gt;all();</text:p>
      <text:p text:style-name="Text_20_body"><text:bookmark text:name="c3c9"/>A primeira vantagem é que o sql fica guardado na variável <text:span text:style-name="Emphasis">$query</text:span>, é só dar um <text:span text:style-name="Emphasis">debug()</text:span> ou v<text:span text:style-name="Emphasis">ar_dump()</text:span> pra ver o que está acontecendo, a segunda é que agora podemos fazer vários tipos de consulta usando a mesma query, é só usar <text:span text:style-name="Emphasis">all()</text:span> para pegar todos (ou vários) dados, <text:span text:style-name="Emphasis">first()</text:span> para pegar um só (ou o primeiro) e <text:span text:style-name="Emphasis">count()</text:span> para contar os registros, que tal testarmos?</text:p>
      <text:p text:style-name="Preformatted_20_Text"><text:bookmark text:name="8800"/>$query = $this-&gt;Model-&gt;find()</text:p>
      <text:p text:style-name="Preformatted_20_Text"><text:s text:c="4"/>-&gt;where([</text:p>
      <text:p text:style-name="Preformatted_20_Text"><text:s text:c="8"/>'category_id'=&gt;1,</text:p>
      <text:p text:style-name="Preformatted_20_Text"><text:s text:c="8"/>'ativo'=&gt;1</text:p>
      <text:p text:style-name="P1"><text:s text:c="4"/>])-&gt;order('created DESC');</text:p>
      <text:p text:style-name="Preformatted_20_Text"><text:bookmark text:name="8da5"/>debug($query-&gt;all());</text:p>
      <text:p text:style-name="Preformatted_20_Text">debug($query-&gt;first());</text:p>
      <text:p text:style-name="P1">debug($query-&gt;count());</text:p>
      <text:p text:style-name="Text_20_body"><text:bookmark text:name="2b96"/>Se você não gostou, não tem problema, o formato antigo (com arrays) continua funcionando, então você não perde nada.</text:p>
      <text:h text:style-name="Heading_20_3" text:outline-level="3"><text:bookmark text:name="7d68"/>E o read() com isso?</text:h>
      <text:p text:style-name="Text_20_body"><text:bookmark text:name="75c7"/>O <text:span text:style-name="Emphasis">read()</text:span> agora virou <text:span text:style-name="Emphasis">get()</text:span> e continua simples de usar:</text:p>
      <text:p text:style-name="P1"><text:bookmark text:name="e153"/>$data = $this-&gt;Model-&gt;get(1)</text:p>
      <text:p text:style-name="Text_20_body"><text:bookmark text:name="0e54"/>Dispensa explicações, mas vou insistir em explicar. O parâmetro 1 é o id do registro que queremos, pode ser um <text:span text:style-name="Emphasis">$id</text:span>, por exemplo. Ainda temos um segundo parâmetro e este funciona exatamente como o antigo formato de arrays que o CakePHP 2 já usava.</text:p>
      <text:h text:style-name="Heading_20_3" text:outline-level="3"><text:bookmark text:name="2680"/><text:soft-page-break/>E o Containable?</text:h>
      <text:p text:style-name="Text_20_body"><text:bookmark text:name="a7f2"/>Agora ele já vem ativo no ORM (o novo model, que agora é separado entre <text:span text:style-name="Emphasis">Table</text:span> e <text:span text:style-name="Emphasis">Entity</text:span>) do CakePHP, e continua simples de usar. Você pode fazer como fazia antigamente (usando o formato de arrays) quando usar o get() ou usar o query builder orientado a objetos, veja:</text:p>
      <text:p text:style-name="Preformatted_20_Text"><text:bookmark text:name="ab6a"/>$query = $this-&gt;Model-&gt;find()</text:p>
      <text:p text:style-name="Preformatted_20_Text"><text:s text:c="4"/>-&gt;where([</text:p>
      <text:p text:style-name="Preformatted_20_Text"><text:s text:c="8"/>'category_id'=&gt;1,</text:p>
      <text:p text:style-name="Preformatted_20_Text"><text:s text:c="8"/>'ativo'=&gt;1</text:p>
      <text:p text:style-name="Preformatted_20_Text"><text:s text:c="4"/>])</text:p>
      <text:p text:style-name="Preformatted_20_Text"><text:s text:c="4"/>-&gt;order('created DESC')</text:p>
      <text:p text:style-name="Preformatted_20_Text"><text:s text:c="4"/>-&gt;contain([</text:p>
      <text:p text:style-name="Preformatted_20_Text"><text:s text:c="8"/>'Category'</text:p>
      <text:p text:style-name="P1"><text:s text:c="4"/>]);</text:p>
      <text:p text:style-name="P1"><text:bookmark text:name="5d5b"/>//ou com get()</text:p>
      <text:p text:style-name="Preformatted_20_Text"><text:bookmark text:name="4f1b"/>$data = $this-&gt;Model-&gt;get(1, [</text:p>
      <text:p text:style-name="Preformatted_20_Text"><text:s text:c="4"/>'contain'=&gt;['Category']</text:p>
      <text:p text:style-name="P1">]);</text:p>
      <text:h text:style-name="Heading_20_3" text:outline-level="3"><text:bookmark text:name="4923"/>Conclusão</text:h>
      <text:p text:style-name="Text_20_body"><text:bookmark text:name="5628"/>Trabalhar com as novas ferramentas do CakePHP 3 é realmente muito poderoso, prático e eficiente, além de conhecer novos padrões e ficar por dentro das novidades mais interessantes do PHP.</text:p>
      <text:p text:style-name="Text_20_body"><text:bookmark text:name="fa37"/>Fica esperto que logo sai mais artigos sobre CakePHP 3</text:p>
      <text:h text:style-name="Heading_20_3" text:outline-level="3"><text:bookmark text:name="37f7"/>Continue estudando</text:h>
      <text:p text:style-name="Text_20_body"><text:bookmark text:name="cedb"/>Aqui tem mais alguns artigos meus pra você l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0:43:01.797651382</meta:creation-date>
    <dc:date>2016-09-01T10:47:45.428375078</dc:date>
    <meta:editing-duration>P0D</meta:editing-duration>
    <meta:editing-cycles>1</meta:editing-cycles>
    <meta:document-statistic meta:table-count="0" meta:image-count="0" meta:object-count="0" meta:page-count="2" meta:paragraph-count="51" meta:word-count="418" meta:character-count="2751" meta:non-whitespace-character-count="2276"/>
    <meta:generator>LibreOffice/4.2.8.2$Linux_X86_64 LibreOffice_project/420m0$Build-2</meta:generator>
  </office:meta>
</office:document-meta>
</file>